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>
        <style:tab-stops>
          <style:tab-stop style:position="6.78cm"/>
        </style:tab-stops>
      </style:paragraph-properties>
      <style:text-properties fo:color="#00ff66"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>
        <style:tab-stops>
          <style:tab-stop style:position="6.78cm"/>
        </style:tab-stops>
      </style:paragraph-properties>
      <style:text-properties fo:color="#000000"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cc33"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cc33" style:font-name="Verdana" fo:font-size="12pt" style:text-underline-style="none" fo:font-weight="normal" officeooo:rsid="000d9035" officeooo:paragraph-rsid="000d9035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Verdana" fo:font-size="12pt" style:text-underline-style="none" fo:font-weight="normal" officeooo:rsid="000397f3" officeooo:paragraph-rsid="000397f3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Verdana" fo:font-size="12pt" style:text-underline-style="none" fo:font-weight="normal" officeooo:rsid="00073491" officeooo:paragraph-rsid="00073491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Verdana" fo:font-size="12pt" style:text-underline-style="none" fo:font-weight="normal" officeooo:rsid="000907b1" officeooo:paragraph-rsid="000907b1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Verdana" fo:font-size="12pt" style:text-underline-style="none" fo:font-weight="normal" officeooo:rsid="000b666c" officeooo:paragraph-rsid="000b666c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Verdana" fo:font-size="12pt" style:text-underline-style="none" fo:font-weight="normal" officeooo:rsid="000c3c9b" officeooo:paragraph-rsid="000c3c9b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Verdana" fo:font-size="12pt" style:text-underline-style="none" fo:font-weight="normal" officeooo:rsid="000e82d6" officeooo:paragraph-rsid="000e82d6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Verdana" fo:font-size="12pt" style:text-underline-style="none" fo:font-weight="normal" officeooo:rsid="00104e41" officeooo:paragraph-rsid="00104e41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Verdana" fo:font-size="12pt" style:text-underline-style="none" fo:font-weight="normal" officeooo:rsid="00118f37" officeooo:paragraph-rsid="00118f37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Verdana" fo:font-size="12pt" style:text-underline-style="none" fo:font-weight="normal" officeooo:rsid="001530c1" officeooo:paragraph-rsid="001530c1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color="#00ff66"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fo:color="#00cc33"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officeooo:rsid="0004ed08"/>
    </style:style>
    <style:style style:name="T2" style:family="text">
      <style:text-properties officeooo:rsid="000a3663"/>
    </style:style>
    <style:style style:name="T3" style:family="text">
      <style:text-properties officeooo:rsid="000fd3d5"/>
    </style:style>
    <style:style style:name="T4" style:family="text">
      <style:text-properties officeooo:rsid="0011b90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ainstorming</text:p>
      <text:p text:style-name="P2"/>
      <text:list xml:id="list247529097748560826" text:style-name="L1">
        <text:list-item>
          <text:p text:style-name="P17">Oberflächenaufbau</text:p>
          <text:list>
            <text:list-item>
              <text:p text:style-name="P17">erster Start(wenn kein Feed vorhanden) → Dialog Feeds hinzufügen</text:p>
              <text:list>
                <text:list-item>
                  <text:p text:style-name="P17">Auswahlliste mit vorgegebenen Feeds</text:p>
                </text:list-item>
                <text:list-item>
                  <text:p text:style-name="P17">unter Sonstiger Feed → Eingabe einer beliebigen URL</text:p>
                </text:list-item>
                <text:list-item>
                  <text:p text:style-name="P17">Ansonsten wird dieser Dialog über ein + geöffnet</text:p>
                </text:list-item>
              </text:list>
            </text:list-item>
          </text:list>
        </text:list-item>
      </text:list>
      <text:p text:style-name="P2"/>
      <text:p text:style-name="P2">Aufbau des Feed-Readers:</text:p>
      <text:p text:style-name="P2"/>
      <text:p text:style-name="P2">erster Frame:</text:p>
      <text:p text:style-name="P2"><text:tab/>links Menüleiste mit mit Kacheln</text:p>
      <text:list xml:id="list1143366918370371739" text:style-name="L2">
        <text:list-item>
          <text:list>
            <text:list-item>
              <text:list>
                <text:list-item>
                  <text:p text:style-name="P18">Kachel = eigentlicher Reader</text:p>
                  <text:p text:style-name="P18">zunächst Ordnerstruktur mit allen Ordner/Rubriken</text:p>
                  <text:p text:style-name="P18">Wird Rubrik angeklickt --&gt;Feeds können gelesen werden</text:p>
                </text:list-item>
                <text:list-item>
                  <text:p text:style-name="P18">Kachel = Seite mit Plus → um Seiten hinzufügen zu können.</text:p>
                  <text:p text:style-name="P18">Es öffnet sich ein Dialog</text:p>
                </text:list-item>
                <text:list-item>
                  <text:p text:style-name="P20">Kachel Einstellungen</text:p>
                </text:list-item>
              </text:list>
            </text:list-item>
          </text:list>
        </text:list-item>
      </text:list>
      <text:p text:style-name="P3"/>
      <text:p text:style-name="P5"/>
      <text:p text:style-name="P2">RSS-Feeds abrufen</text:p>
      <text:p text:style-name="P2"/>
      <text:list xml:id="list8242812417845531749" text:style-name="L3">
        <text:list-item>
          <text:p text:style-name="P19">Button sychronisieren/empfangen</text:p>
        </text:list-item>
        <text:list-item>
          <text:p text:style-name="P21">Automatisches Empfangen nach Intervall, der in Einstellungen gepflegt wird</text:p>
        </text:list-item>
      </text:list>
      <text:p text:style-name="P6"/>
      <text:p text:style-name="P8">Klassenbrainstorming:</text:p>
      <text:p text:style-name="P8">- Klasse „Feed“: Timestamp Abholung, Gelesen Ja/Nein, alle RSS-Eigenschaften, <text:span text:style-name="T1">FeedXML, Domain</text:span></text:p>
      <text:p text:style-name="P10">- Klasse „DomainChooserDialog“: Liste mit <text:span text:style-name="T2">Topdomains in DB speichern und im Dialog vorschlagen</text:span></text:p>
      <text:p text:style-name="P13">- Klasse fürs Model (DB), <text:span text:style-name="T3">Interface drüber</text:span></text:p>
      <text:p text:style-name="P14">- Klasse „FeedRequester“ <text:span text:style-name="T4">(XML-File)</text:span></text:p>
      <text:p text:style-name="P15">- Klasse „Parser“ <text:span text:style-name="T4">(Parse XML-File in die einzelnen Feedobjekte)</text:span></text:p>
      <text:p text:style-name="P16">- Klasse „MainActivity“</text:p>
      <text:p text:style-name="P10"/>
      <text:p text:style-name="P8"/>
      <text:p text:style-name="P11">Mainactivity: Übersicht Feeds, aber auf Ordnerebene</text:p>
      <text:p text:style-name="P9">weitere Activity für alle Feeds einer Domain</text:p>
      <text:p text:style-name="P12">weitere Activity für die Klasse DomainChooserDialog</text:p>
      <text:p text:style-name="P7">weitere Activity für die Einstellungen (Feature)</text:p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Eberhardt</meta:initial-creator>
    <meta:creation-date>2017-05-29T13:57:59.62</meta:creation-date>
    <dc:date>2017-05-30T12:30:18.839000000</dc:date>
    <meta:editing-duration>PT54M46S</meta:editing-duration>
    <meta:editing-cycles>21</meta:editing-cycles>
    <meta:generator>LibreOffice/5.2.3.3$Windows_x86 LibreOffice_project/d54a8868f08a7b39642414cf2c8ef2f228f780cf</meta:generator>
    <meta:document-statistic meta:table-count="0" meta:image-count="0" meta:object-count="0" meta:page-count="1" meta:paragraph-count="29" meta:word-count="172" meta:character-count="1232" meta:non-whitespace-character-count="1099"/>
  </office:meta>
</office:document-meta>
</file>